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fo:language="en" fo:country="US" officeooo:rsid="000a81a3" officeooo:paragraph-rsid="000a81a3"/>
    </style:style>
    <style:style style:name="P2" style:family="paragraph" style:parent-style-name="Preformatted_20_Text">
      <style:text-properties style:font-name="Liberation Sans" fo:language="en" fo:country="US" officeooo:rsid="000c5865" officeooo:paragraph-rsid="000c5865"/>
    </style:style>
    <style:style style:name="P3" style:family="paragraph" style:parent-style-name="Preformatted_20_Text">
      <style:text-properties style:font-name="Liberation Sans" fo:language="en" fo:country="US" officeooo:rsid="00c100e8" officeooo:paragraph-rsid="00c100e8"/>
    </style:style>
    <style:style style:name="P4" style:family="paragraph" style:parent-style-name="Preformatted_20_Text">
      <style:text-properties style:font-name="Liberation Sans" fo:language="en" fo:country="US" officeooo:rsid="00c6c515" officeooo:paragraph-rsid="00c6c515"/>
    </style:style>
    <style:style style:name="P5" style:family="paragraph" style:parent-style-name="Preformatted_20_Text">
      <style:text-properties style:font-name="Liberation Sans" fo:language="en" fo:country="US" officeooo:rsid="000defd9" officeooo:paragraph-rsid="000defd9"/>
    </style:style>
    <style:style style:name="P6" style:family="paragraph" style:parent-style-name="Preformatted_20_Text">
      <style:text-properties style:font-name="Liberation Sans" fo:language="en" fo:country="US" officeooo:rsid="001ca3ba" officeooo:paragraph-rsid="002ad81b"/>
    </style:style>
    <style:style style:name="P7" style:family="paragraph" style:parent-style-name="Preformatted_20_Text">
      <style:text-properties style:font-name="Liberation Sans" fo:language="en" fo:country="US" officeooo:rsid="002093ad" officeooo:paragraph-rsid="002eb954"/>
    </style:style>
    <style:style style:name="P8" style:family="paragraph" style:parent-style-name="Preformatted_20_Text">
      <style:text-properties style:font-name="Liberation Sans" fo:language="en" fo:country="US" officeooo:rsid="0032717a" officeooo:paragraph-rsid="0032717a"/>
    </style:style>
    <style:style style:name="P9" style:family="paragraph" style:parent-style-name="Preformatted_20_Text">
      <style:text-properties style:font-name="Liberation Sans" fo:language="en" fo:country="US" officeooo:rsid="00380478" officeooo:paragraph-rsid="00380478"/>
    </style:style>
    <style:style style:name="P10" style:family="paragraph" style:parent-style-name="Preformatted_20_Text">
      <style:text-properties style:font-name="Liberation Sans" fo:language="en" fo:country="US" officeooo:rsid="004fc388" officeooo:paragraph-rsid="004fc388"/>
    </style:style>
    <style:style style:name="P11" style:family="paragraph" style:parent-style-name="Preformatted_20_Text">
      <style:text-properties style:font-name="Liberation Sans" fo:language="en" fo:country="US" officeooo:rsid="004fc388" officeooo:paragraph-rsid="00765c3c"/>
    </style:style>
    <style:style style:name="P12" style:family="paragraph" style:parent-style-name="Preformatted_20_Text">
      <style:text-properties style:font-name="Liberation Sans" fo:language="en" fo:country="US" officeooo:rsid="00559a4c" officeooo:paragraph-rsid="00559a4c"/>
    </style:style>
    <style:style style:name="P13" style:family="paragraph" style:parent-style-name="Preformatted_20_Text">
      <style:text-properties style:font-name="Liberation Sans" fo:language="en" fo:country="US" officeooo:rsid="005bb593" officeooo:paragraph-rsid="00765c3c"/>
    </style:style>
    <style:style style:name="P14" style:family="paragraph" style:parent-style-name="Preformatted_20_Text">
      <style:text-properties style:font-name="Liberation Sans" fo:language="en" fo:country="US" officeooo:rsid="005e1be3" officeooo:paragraph-rsid="00765c3c"/>
    </style:style>
    <style:style style:name="P15" style:family="paragraph" style:parent-style-name="Preformatted_20_Text">
      <style:text-properties style:font-name="Liberation Sans" fo:language="en" fo:country="US" officeooo:rsid="0085a48e" officeooo:paragraph-rsid="0085a48e"/>
    </style:style>
    <style:style style:name="P16" style:family="paragraph" style:parent-style-name="Preformatted_20_Text">
      <style:text-properties style:font-name="Liberation Sans" fo:language="en" fo:country="US" officeooo:rsid="005092b3" officeooo:paragraph-rsid="005092b3"/>
    </style:style>
    <style:style style:name="P17" style:family="paragraph" style:parent-style-name="Preformatted_20_Text">
      <style:text-properties style:font-name="Liberation Sans" fo:language="en" fo:country="US" officeooo:rsid="00af6263" officeooo:paragraph-rsid="00af6263"/>
    </style:style>
    <style:style style:name="P18" style:family="paragraph" style:parent-style-name="Preformatted_20_Text">
      <style:text-properties style:font-name="Liberation Sans" fo:language="en" fo:country="US" officeooo:rsid="00bb9919" officeooo:paragraph-rsid="00bb9919"/>
    </style:style>
    <style:style style:name="P19" style:family="paragraph" style:parent-style-name="Preformatted_20_Text">
      <style:text-properties style:font-name="Liberation Sans" fo:language="en" fo:country="US" officeooo:rsid="00d74db2" officeooo:paragraph-rsid="00d74db2"/>
    </style:style>
    <style:style style:name="P20" style:family="paragraph" style:parent-style-name="Preformatted_20_Text">
      <style:text-properties style:font-name="Liberation Sans" fo:language="en" fo:country="US" officeooo:rsid="00f01f07" officeooo:paragraph-rsid="01b9866d"/>
    </style:style>
    <style:style style:name="P21" style:family="paragraph" style:parent-style-name="Preformatted_20_Text">
      <style:text-properties style:font-name="Liberation Sans" fo:language="en" fo:country="US" officeooo:rsid="000df9f2" officeooo:paragraph-rsid="000df9f2"/>
    </style:style>
    <style:style style:name="P22" style:family="paragraph" style:parent-style-name="Preformatted_20_Text">
      <style:text-properties style:font-name="Liberation Sans" fo:language="en" fo:country="US" officeooo:rsid="00f2c3bf" officeooo:paragraph-rsid="00f2c3bf"/>
    </style:style>
    <style:style style:name="P23" style:family="paragraph" style:parent-style-name="Preformatted_20_Text">
      <style:text-properties style:font-name="Liberation Sans" fo:language="en" fo:country="US" officeooo:rsid="01182b96" officeooo:paragraph-rsid="01182b96"/>
    </style:style>
    <style:style style:name="P24" style:family="paragraph" style:parent-style-name="Preformatted_20_Text">
      <style:text-properties style:font-name="Liberation Sans" fo:language="en" fo:country="US" officeooo:rsid="0128fd12" officeooo:paragraph-rsid="01437d7d"/>
    </style:style>
    <style:style style:name="P25" style:family="paragraph" style:parent-style-name="Preformatted_20_Text">
      <style:text-properties style:font-name="Liberation Sans" fo:language="en" fo:country="US" officeooo:rsid="0148fff8" officeooo:paragraph-rsid="0148fff8"/>
    </style:style>
    <style:style style:name="P26" style:family="paragraph" style:parent-style-name="Preformatted_20_Text">
      <style:text-properties style:font-name="Liberation Sans" fo:language="en" fo:country="US" officeooo:rsid="00b938f9" officeooo:paragraph-rsid="00b938f9"/>
    </style:style>
    <style:style style:name="P27" style:family="paragraph" style:parent-style-name="Preformatted_20_Text">
      <style:text-properties style:font-name="Liberation Sans" fo:language="en" fo:country="US" officeooo:rsid="014ec360" officeooo:paragraph-rsid="0187ed08"/>
    </style:style>
    <style:style style:name="P28" style:family="paragraph" style:parent-style-name="Preformatted_20_Text">
      <style:text-properties style:font-name="Liberation Sans" fo:language="en" fo:country="US" officeooo:rsid="014f540a" officeooo:paragraph-rsid="014f540a"/>
    </style:style>
    <style:style style:name="P29" style:family="paragraph" style:parent-style-name="Preformatted_20_Text">
      <style:text-properties style:font-name="Liberation Sans" fo:language="en" fo:country="US" officeooo:rsid="0053ff0d" officeooo:paragraph-rsid="014f540a"/>
    </style:style>
    <style:style style:name="P30" style:family="paragraph" style:parent-style-name="Preformatted_20_Text">
      <style:text-properties style:font-name="Liberation Sans" fo:language="en" fo:country="US" officeooo:rsid="0053ff0d" officeooo:paragraph-rsid="015be541"/>
    </style:style>
    <style:style style:name="P31" style:family="paragraph" style:parent-style-name="Preformatted_20_Text">
      <style:text-properties style:font-name="Liberation Sans" fo:language="en" fo:country="US" officeooo:rsid="017e5ffb" officeooo:paragraph-rsid="017e5ffb"/>
    </style:style>
    <style:style style:name="P32" style:family="paragraph" style:parent-style-name="Preformatted_20_Text">
      <style:text-properties style:font-name="Liberation Sans" fo:language="en" fo:country="US" officeooo:rsid="01997f85" officeooo:paragraph-rsid="01997f85"/>
    </style:style>
    <style:style style:name="P33" style:family="paragraph" style:parent-style-name="Preformatted_20_Text">
      <style:text-properties style:font-name="Liberation Sans" fo:language="en" fo:country="US" officeooo:rsid="01ae3cc0" officeooo:paragraph-rsid="01ae3cc0"/>
    </style:style>
    <style:style style:name="P34" style:family="paragraph" style:parent-style-name="Preformatted_20_Text">
      <style:text-properties style:font-name="Liberation Sans" fo:language="en" fo:country="US" officeooo:rsid="01cf91d6" officeooo:paragraph-rsid="01cf91d6"/>
    </style:style>
    <style:style style:name="P35" style:family="paragraph" style:parent-style-name="Preformatted_20_Text">
      <style:text-properties style:font-name="Liberation Sans" fo:language="en" fo:country="US" officeooo:rsid="00d2db3a" officeooo:paragraph-rsid="005092b3"/>
    </style:style>
    <style:style style:name="P36" style:family="paragraph" style:parent-style-name="Preformatted_20_Text">
      <style:text-properties style:font-name="Liberation Sans" fo:language="en" fo:country="US" officeooo:rsid="01e8496a" officeooo:paragraph-rsid="01e8496a"/>
    </style:style>
    <style:style style:name="P37" style:family="paragraph" style:parent-style-name="Preformatted_20_Text">
      <style:text-properties style:font-name="Liberation Sans" fo:language="en" fo:country="US" officeooo:rsid="020837a4" officeooo:paragraph-rsid="020837a4"/>
    </style:style>
    <style:style style:name="P38" style:family="paragraph" style:parent-style-name="Preformatted_20_Text">
      <style:text-properties style:font-name="Liberation Sans" fo:language="en" fo:country="US"/>
    </style:style>
    <style:style style:name="P39" style:family="paragraph" style:parent-style-name="Preformatted_20_Text">
      <style:text-properties style:font-name="Liberation Sans" fo:language="en" fo:country="US" officeooo:rsid="00f12f9c" officeooo:paragraph-rsid="01b9866d"/>
    </style:style>
    <style:style style:name="P40" style:family="paragraph" style:parent-style-name="Preformatted_20_Text">
      <style:text-properties style:font-name="Liberation Sans" fo:language="en" fo:country="US" officeooo:rsid="00f12f9c" officeooo:paragraph-rsid="00fc010e"/>
    </style:style>
    <style:style style:name="P41" style:family="paragraph" style:parent-style-name="Preformatted_20_Text">
      <style:text-properties style:font-name="Liberation Sans" fo:language="en" fo:country="US" officeooo:rsid="020b0f22" officeooo:paragraph-rsid="020b0f22"/>
    </style:style>
    <style:style style:name="P42" style:family="paragraph" style:parent-style-name="Preformatted_20_Text">
      <style:text-properties style:font-name="Liberation Sans" fo:language="en" fo:country="US" officeooo:rsid="021215c9" officeooo:paragraph-rsid="021b4692"/>
    </style:style>
    <style:style style:name="P43" style:family="paragraph" style:parent-style-name="Preformatted_20_Text">
      <style:text-properties style:font-name="Liberation Sans" fo:language="en" fo:country="US" officeooo:rsid="02184190" officeooo:paragraph-rsid="02184190"/>
    </style:style>
    <style:style style:name="P44" style:family="paragraph" style:parent-style-name="Preformatted_20_Text">
      <style:text-properties style:font-name="Liberation Sans" fo:language="en" fo:country="US" officeooo:rsid="01ecb988" officeooo:paragraph-rsid="000a81a3"/>
    </style:style>
    <style:style style:name="P45" style:family="paragraph" style:parent-style-name="Preformatted_20_Text">
      <style:text-properties style:font-name="Liberation Sans" fo:language="en" fo:country="US" officeooo:rsid="02403815" officeooo:paragraph-rsid="02403815"/>
    </style:style>
    <style:style style:name="P46" style:family="paragraph" style:parent-style-name="Preformatted_20_Text">
      <style:text-properties style:font-name="Liberation Sans" fo:language="en" fo:country="US" officeooo:rsid="000c5865" officeooo:paragraph-rsid="000c5865"/>
    </style:style>
    <style:style style:name="P47" style:family="paragraph" style:parent-style-name="Preformatted_20_Text">
      <style:text-properties style:font-name="Liberation Sans" fo:language="en" fo:country="US" officeooo:rsid="024dbe7a" officeooo:paragraph-rsid="024dbe7a"/>
    </style:style>
    <style:style style:name="P48" style:family="paragraph" style:parent-style-name="Preformatted_20_Text">
      <style:text-properties style:font-name="Liberation Sans" fo:language="en" fo:country="US" officeooo:rsid="000df9f2" officeooo:paragraph-rsid="000df9f2"/>
    </style:style>
    <style:style style:name="P49" style:family="paragraph" style:parent-style-name="Preformatted_20_Text">
      <style:text-properties style:font-name="Liberation Sans" fo:language="en" fo:country="US" officeooo:rsid="000df9f2" officeooo:paragraph-rsid="0261a8fa"/>
    </style:style>
    <style:style style:name="P50" style:family="paragraph" style:parent-style-name="Preformatted_20_Text">
      <style:text-properties style:font-name="Liberation Sans" fo:language="en" fo:country="US" officeooo:rsid="0257ba44" officeooo:paragraph-rsid="0257ba44"/>
    </style:style>
    <style:style style:name="P51" style:family="paragraph" style:parent-style-name="Preformatted_20_Text">
      <style:text-properties style:font-name="Liberation Sans" fo:language="en" fo:country="US" officeooo:rsid="025a33c7" officeooo:paragraph-rsid="025a33c7"/>
    </style:style>
    <style:style style:name="P52" style:family="paragraph" style:parent-style-name="Preformatted_20_Text">
      <style:text-properties style:font-name="Liberation Sans" fo:language="en" fo:country="US" officeooo:rsid="0197387d" officeooo:paragraph-rsid="0271c3a3"/>
    </style:style>
    <style:style style:name="P53" style:family="paragraph" style:parent-style-name="Preformatted_20_Text">
      <style:text-properties style:font-name="Liberation Sans" fo:language="en" fo:country="US" officeooo:rsid="026ffb3f" officeooo:paragraph-rsid="026ffb3f"/>
    </style:style>
    <style:style style:name="P54" style:family="paragraph" style:parent-style-name="Preformatted_20_Text">
      <style:text-properties style:font-name="Liberation Sans" fo:language="en" fo:country="US" officeooo:rsid="026ffb3f" officeooo:paragraph-rsid="0271db3c"/>
    </style:style>
    <style:style style:name="P55" style:family="paragraph" style:parent-style-name="Preformatted_20_Text">
      <style:text-properties style:font-name="Liberation Sans" fo:language="en" fo:country="US" officeooo:rsid="01928a1d" officeooo:paragraph-rsid="0197387d"/>
    </style:style>
    <style:style style:name="T1" style:family="text">
      <style:text-properties officeooo:rsid="000a81a3"/>
    </style:style>
    <style:style style:name="T2" style:family="text">
      <style:text-properties officeooo:rsid="0014ae72"/>
    </style:style>
    <style:style style:name="T3" style:family="text">
      <style:text-properties officeooo:rsid="001a3050"/>
    </style:style>
    <style:style style:name="T4" style:family="text">
      <style:text-properties officeooo:rsid="001dfc70"/>
    </style:style>
    <style:style style:name="T5" style:family="text">
      <style:text-properties officeooo:rsid="001f6e35"/>
    </style:style>
    <style:style style:name="T6" style:family="text">
      <style:text-properties officeooo:rsid="002093ad"/>
    </style:style>
    <style:style style:name="T7" style:family="text">
      <style:text-properties officeooo:rsid="0033c834"/>
    </style:style>
    <style:style style:name="T8" style:family="text">
      <style:text-properties officeooo:rsid="00353f75"/>
    </style:style>
    <style:style style:name="T9" style:family="text">
      <style:text-properties officeooo:rsid="003be8af"/>
    </style:style>
    <style:style style:name="T10" style:family="text">
      <style:text-properties officeooo:rsid="00418b2f"/>
    </style:style>
    <style:style style:name="T11" style:family="text">
      <style:text-properties officeooo:rsid="005e1be3"/>
    </style:style>
    <style:style style:name="T12" style:family="text">
      <style:text-properties officeooo:rsid="00868fe7"/>
    </style:style>
    <style:style style:name="T13" style:family="text">
      <style:text-properties officeooo:rsid="00a9939b"/>
    </style:style>
    <style:style style:name="T14" style:family="text">
      <style:text-properties officeooo:rsid="00beb663"/>
    </style:style>
    <style:style style:name="T15" style:family="text">
      <style:text-properties officeooo:rsid="00c2a174"/>
    </style:style>
    <style:style style:name="T16" style:family="text">
      <style:text-properties officeooo:rsid="00c459e7"/>
    </style:style>
    <style:style style:name="T17" style:family="text">
      <style:text-properties officeooo:rsid="00c79876"/>
    </style:style>
    <style:style style:name="T18" style:family="text">
      <style:text-properties officeooo:rsid="00c8a06a"/>
    </style:style>
    <style:style style:name="T19" style:family="text">
      <style:text-properties officeooo:rsid="00d2db3a"/>
    </style:style>
    <style:style style:name="T20" style:family="text">
      <style:text-properties officeooo:rsid="00d83514"/>
    </style:style>
    <style:style style:name="T21" style:family="text">
      <style:text-properties officeooo:rsid="00f12f9c"/>
    </style:style>
    <style:style style:name="T22" style:family="text">
      <style:text-properties officeooo:rsid="01196b9d"/>
    </style:style>
    <style:style style:name="T23" style:family="text">
      <style:text-properties officeooo:rsid="012aa064"/>
    </style:style>
    <style:style style:name="T24" style:family="text">
      <style:text-properties officeooo:rsid="014d946a"/>
    </style:style>
    <style:style style:name="T25" style:family="text">
      <style:text-properties officeooo:rsid="014fc48e"/>
    </style:style>
    <style:style style:name="T26" style:family="text">
      <style:text-properties officeooo:rsid="0156a895"/>
    </style:style>
    <style:style style:name="T27" style:family="text">
      <style:text-properties officeooo:rsid="0193a177"/>
    </style:style>
    <style:style style:name="T28" style:family="text">
      <style:text-properties officeooo:rsid="019b142a"/>
    </style:style>
    <style:style style:name="T29" style:family="text">
      <style:text-properties officeooo:rsid="01a56e33"/>
    </style:style>
    <style:style style:name="T30" style:family="text">
      <style:text-properties officeooo:rsid="01b13f84"/>
    </style:style>
    <style:style style:name="T31" style:family="text">
      <style:text-properties officeooo:rsid="01e331ce"/>
    </style:style>
    <style:style style:name="T32" style:family="text">
      <style:text-properties officeooo:rsid="01f2eeae"/>
    </style:style>
    <style:style style:name="T33" style:family="text">
      <style:text-properties officeooo:rsid="020bd7bf"/>
    </style:style>
    <style:style style:name="T34" style:family="text">
      <style:text-properties officeooo:rsid="020d36ee"/>
    </style:style>
    <style:style style:name="T35" style:family="text">
      <style:text-properties officeooo:rsid="021454a0"/>
    </style:style>
    <style:style style:name="T36" style:family="text">
      <style:text-properties officeooo:rsid="0218ec40"/>
    </style:style>
    <style:style style:name="T37" style:family="text">
      <style:text-properties officeooo:rsid="021b4692"/>
    </style:style>
    <style:style style:name="T38" style:family="text">
      <style:text-properties officeooo:rsid="024e6601"/>
    </style:style>
    <style:style style:name="T39" style:family="text">
      <style:text-properties officeooo:rsid="025a33c7"/>
    </style:style>
    <style:style style:name="T40" style:family="text">
      <style:text-properties officeooo:rsid="025a8bee"/>
    </style:style>
    <style:style style:name="T41" style:family="text">
      <style:text-properties officeooo:rsid="025b17fb"/>
    </style:style>
    <style:style style:name="T42" style:family="text">
      <style:text-properties officeooo:rsid="025c2dd1"/>
    </style:style>
    <style:style style:name="T43" style:family="text">
      <style:text-properties officeooo:rsid="0261a8fa"/>
    </style:style>
    <style:style style:name="T44" style:family="text">
      <style:text-properties officeooo:rsid="026c9d21"/>
    </style:style>
    <style:style style:name="T45" style:family="text">
      <style:text-properties officeooo:rsid="0271c3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oblem <text:span text:style-name="T1">Description:</text:span></text:p>
      <text:p text:style-name="P41">The goal of this project is to develop a visualization for the <text:span text:style-name="T34">model build in </text:span>Yeast Cell Model (YCM) project <text:span text:style-name="T33">[QUELLE: YCM]. The visualization should allow to explore the model….</text:span></text:p>
      <text:p text:style-name="P41"/>
      <text:p text:style-name="P42">The model consists of a number <text:span text:style-name="T37">of modules written in python each of which describe multiple</text:span> species, <text:span text:style-name="T35">reactions and algebraic species.</text:span></text:p>
      <text:p text:style-name="P43">Each species, reaction and algebraic <text:span text:style-name="T36">species has additional information connected to it. For species this includes, next to a name, a state of phosphorylation or electrical charge, an affiliation with a compartment and one or more annotations. Annotations usually refer to an entry in the CHEBI[QUELLE], SBO[QUELLE] or SGD[QUELLE] database though some annotations are still placeholders. Compartment is the term used in the YCM project to describe a physical subsection of the cell. Reactions are attributed with a name, a number of substrates, products and modifiers and a rate. Algebraic species have a name, an algebraic equation and an annotation. <text:s/>All species, reactions and algebraic species are also indirectly attributed with the modules they are introduced in.</text:span></text:p>
      <text:p text:style-name="P44"/>
      <text:p text:style-name="P1"/>
      <text:p text:style-name="P2">Aspects:</text:p>
      <text:p text:style-name="P2">Layout<text:span text:style-name="T14">s</text:span>: <text:span text:style-name="T2">comparing different layouts, to cluster or not</text:span></text:p>
      <text:p text:style-name="P47">As nodes are limited to a few hundred and no layout change is done by the user, <text:span text:style-name="T38">the computation of the layout can be done separate from and prior to its display. This means that the speed of the layout algorithm is of low importance.</text:span></text:p>
      <text:p text:style-name="P3">advantages of different layouts</text:p>
      <text:p text:style-name="P4"><text:span text:style-name="T17">A</text:span>s the purpose of the <text:span text:style-name="T19">visualization</text:span> is to explore the module allowing to change the layout could provide advantageous.</text:p>
      <text:p text:style-name="P5"/>
      <text:p text:style-name="P5"><text:span text:style-name="T4">Nodes</text:span> <text:span text:style-name="T3">and Edges</text:span></text:p>
      <text:p text:style-name="P6">The <text:span text:style-name="T5">nodes</text:span> and edges of a graph provide several ways to visually encode attributes of data. <text:span text:style-name="T6">This includes <text:s/>color and opacity as well as symbol choice and symbol size for nodes and stroke thickness and stroke pattern for edges. </text:span></text:p>
      <text:p text:style-name="P7">In case of dynamic <text:span text:style-name="T19">visualization</text:span> additional encoding options are gained through animation. For edges usually an animation is chosen which displays particles moving along the edges. Data attributes can than be encoded onto the symbol, <text:span text:style-name="T19">color</text:span>, opacity and size of the particle as well as the frequency, pattern and speed with which the particle moves along an edge.</text:p>
      <text:p text:style-name="P8"><text:span text:style-name="T8">Beyond encoding data attributes s</text:span>tudies have shown that the selection of pattern and animation of an edge also influences <text:span text:style-name="T7">how easily a graph can be read [Holten].</text:span></text:p>
      <text:p text:style-name="P5"/>
      <text:p text:style-name="P5">Edges: Edge types, Edge Compression</text:p>
      <text:p text:style-name="P9">One of the major obstacles in visualizing the model of the YCM Project is that <text:span text:style-name="T10">the nodes of </text:span>certain species, for example <text:s/>ADP, ATP and Pi, <text:span text:style-name="T9">have a high degree causing a high density of edges in their surroundings. This makes reading the graph in those surroundings difficult. Especially edge symbols providing edge direction tend to become unreadable as they overlap near the node.</text:span></text:p>
      <text:p text:style-name="P10">In the following section methods to reduce this problem will be discussed.</text:p>
      <text:p text:style-name="P10"/>
      <text:p text:style-name="P12">Replacing Edge Symbols</text:p>
      <text:p text:style-name="P13">As <text:span text:style-name="T11">the original intention for the visualization was to follow the Process Description Language of SBGN [QUELLE: SBGN] <text:s/>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4">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5">information</text:span> intended to be <text:span text:style-name="T15">encoded into the edge symbol </text:span>is lost. As nodes with high degrees usually also have more edge symbols overlapping this problem is more grave near them. <text:span text:style-name="T16">An exception to this would be a node with only outgoing edges as there would be no symbols to overlap.</text:span></text:p>
      <text:p text:style-name="P15">To <text:span text:style-name="T12">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QUELLEN: see Holten]</text:span></text:p>
      <text:p text:style-name="P11"/>
      <text:p text:style-name="P28">Edge Reduction</text:p>
      <text:p text:style-name="P29"><text:span text:style-name="T13">Another</text:span> way to improve the readability of the graph would be to reduce the number of edges <text:span text:style-name="T25">that must be </text:span><text:soft-page-break/><text:span text:style-name="T25">displayed. There are two principle ways to achieve such a reduction: Edge compression and edge bundling. <text:s/>In the following chapter both will be described and their relevance for visualizing the YCM project discussed.</text:span></text:p>
      <text:p text:style-name="P11"/>
      <text:p text:style-name="P16">Edge Compression</text:p>
      <text:p text:style-name="P30"><text:span text:style-name="T18">Edge compression as discussed by Tim Dwyer, Nathalie Henry Riche, Kim Marriott and Christopher Mears [QUELLE: Edge Compression] could provide such a reduction. The general idea of edge compression is to cluster nodes with similar edges together and have any shared edges replaced by one edge connected to the resulting cluster. In the paper of Dwyer et al. [QUELLE: Edge Compression] 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span></text:p>
      <text:p text:style-name="P20">The <text:span text:style-name="T21">graph of the YCM project’s model provides difficult conditions for edge compression. </text:span></text:p>
      <text:p text:style-name="P39">First there are four different type of edges per node, though most edges belong to two of the four edge types. To conserve the information encoded into these edges, edges of different types must be looked at separately when considering to cluster nodes.</text:p>
      <text:p text:style-name="P40">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23">In addition there is also already a meaningful clustering representing <text:span text:style-name="T22">subsections of the cell called compartments in context of the YCM project. This inhibits edge compression as nodes inside different compartments cannot be clustered together. Furthermore introducing additional clusters through edge compression might cause confusion between them and compartments.</text:span></text:p>
      <text:p text:style-name="P24">Lastly <text:span text:style-name="T23">there is the risk of such clusters to be misinterpreted as cliques as it happened to one participant in the experiments of the paper by Dwyer et al [QUELLE: Edge Compression].</text:span></text:p>
      <text:p text:style-name="P19">Analyzing the model for it’s compatibility with edge compression leads <text:span text:style-name="T20">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25"/>
      <text:p text:style-name="P16"/>
      <text:p text:style-name="P26">Edge <text:span text:style-name="T24">Bundling</text:span></text:p>
      <text:p text:style-name="P27">Edge bundling <text:span text:style-name="T26">is a generic term for a number of different algorithms that reduce edge crossing by merging multiple edges into one edge when they are close to each other. For example Holten and van Wijk [QUELLE: FORCE Bundle] achieves this for general node-link graphs with straight edges by modeling edges as flexible springs with an attracting force between them. Lambert et al. [QUELLE: MESH bundling] introduced an edge bundling algorithm where edges of a graph are routed along the edges of a mesh using a shortest path algorithm. Ganser et al. [QUELLE: INK bundling] propose a multilevel clustering algorithm that tries to reduce the amount of ‘ink’ needed to represent the edges.</text:span></text:p>
      <text:p text:style-name="P55">There are several problems with the introduction of edge bundling into the <text:span text:style-name="T27">visualization of the YCM project’s model. </text:span></text:p>
      <text:p text:style-name="P54"><text:span text:style-name="T45">Any edge that becomes part of a bundle will in most cases become difficult to distinguish from other edges of the same bundle. Those follows that in order to preserve the information encoded in the edges edge bundles cannot be simply formed based on the proximity. Both the information about which node is connected to which and <text:s/></text:span></text:p>
      <text:p text:style-name="P52">Similar to the problem for edge compression it is necessary to distinguish between type of edges. <text:span text:style-name="T28">If different type of edges are bundled together there is a risk that the information they carry is lost as overlap is a natural result of bundling edges.</text:span></text:p>
      <text:p text:style-name="P53">In addition edge bundles should be connected to a node. </text:p>
      <text:p text:style-name="P32">In addition <text:span text:style-name="T29">once bundled edges cannot be split again. When part of a bundle any edge might become indistinguishable from other edges. If all edges are of the same type and share one end no information about which node is connected to which other node is lost. If edges are bundled that do not share the connection to one node then there is the risk that this information could be lost or at least difficult to discern.</text:span></text:p>
      <text:p text:style-name="P33">Lastly as with edge compression there is the risk of <text:span text:style-name="T30">the bundling of edges to be wrongly interpreted as more than a visualization technique. For example if a number of edges from species that are products to the same reaction are bundled together the bundling could be interpreted as these products forming a new species before partaking in the actual reaction.</text:span></text:p>
      <text:p text:style-name="P34">Even <text:span text:style-name="T44">under the given conditions many edge bundles can be created. Especially in the surroundings of nodes of high degree are many edges close together. These edges are also mostly of the same type because species nodes usually have a strong bias towards being either a substrate or a product to reactions and the </text:span><text:soft-page-break/><text:span text:style-name="T44">nodes of high degree are all species nodes. While algebraic species are usually rather limited in their number of edges they also have only one type of edge connected to them. This makes it relatively easy to form small edge bundles near nodes of algebraic species.</text:span></text:p>
      <text:p text:style-name="P31">Since edge bundling manipulates the shape of edges while edge compression manipulates the number of edges both could be applied together.</text:p>
      <text:p text:style-name="P18"/>
      <text:p text:style-name="P16"/>
      <text:p text:style-name="P35">Color</text:p>
      <text:p text:style-name="P36">In this project color is used to encode a nodes affiliation with a certain module. <text:span text:style-name="T32">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colors. The first is Kenneth Kelly’s 22 colors of maximum contrast [QUELLE: KELLY COLORS] hereafter called Kelly Colors. The second is a palette proposed by Boynton [QUELLE: BOYNTON] 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37">For this project Kelly Colors where chosen ????</text:p>
      <text:p text:style-name="P17">improve color assignment</text:p>
      <text:p text:style-name="P45">multicolored nodes</text:p>
      <text:p text:style-name="P5"/>
      <text:p text:style-name="P49"><text:span text:style-name="T41">Interaction and Navigation Features</text:span>: Pan&amp;Zoom, <text:span text:style-name="T31">(</text:span>Neighbor<text:span text:style-name="T31">)</text:span> Highlighting <text:span text:style-name="T43">and Hiding and Removing Nodes</text:span>, <text:span text:style-name="T39">Selective</text:span> Information Display, Search</text:p>
      <text:p text:style-name="P51"><text:span text:style-name="T40">To overcome the limits of layout algorithms for v</text:span>isualizing <text:span text:style-name="T42">the required information features to interact with and navigate the graph are required. While the </text:span></text:p>
      <text:p text:style-name="P51"/>
      <text:p text:style-name="P50">Pan and Zoom</text:p>
      <text:p text:style-name="P50">Pan and zoom are </text:p>
      <text:p text:style-name="P21"/>
      <text:p text:style-name="P21"/>
      <text:p text:style-name="P22">Proto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5T12:53:18.485790212</dc:date>
    <meta:editing-duration>PT16H56M24S</meta:editing-duration>
    <meta:editing-cycles>506</meta:editing-cycles>
    <meta:generator>LibreOffice/6.0.3.2$Linux_X86_64 LibreOffice_project/00m0$Build-2</meta:generator>
    <meta:document-statistic meta:table-count="0" meta:image-count="0" meta:object-count="0" meta:page-count="3" meta:paragraph-count="50" meta:word-count="2007" meta:character-count="12201" meta:non-whitespace-character-count="10230"/>
  </office:meta>
</office:document-meta>
</file>